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About.ChainsawAbout( JFram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hainsawAbout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oll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sawAbout.hyperlinkUpdate( Hyperlink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About.setVisible(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